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 style:shrink-to-fit="true"/>
      <style:paragraph-properties fo:text-align="center" fo:margin-left="0m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99ccff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66ccff" style:shrink-to-fit="true"/>
    </style:style>
    <style:style style:name="ce7" style:family="table-cell" style:parent-style-name="Default">
      <style:table-cell-properties fo:background-color="#99cc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T" table:style-name="ta1">
        <table:shapes>
          <draw:frame draw:z-index="0" draw:style-name="gr1" draw:text-style-name="P1" svg:width="133.21mm" svg:height="91.37mm" svg:x="44.02mm" svg:y="9.56mm">
            <loext:p draw:notify-on-update-of-ranges="cT.A1:cT.A2 cT.A3:cT.A26 cT.B1:cT.B2 cT.B3:cT.B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4mm" svg:height="94.68mm" svg:x="43.47mm" svg:y="127.49mm">
            <loext:p draw:notify-on-update-of-ranges="cT.A29:cT.A29 cT.A30:cT.A53 cT.B29:cT.B29 cT.B30:cT.B5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egEx(n*‘s‘)</text:p>
          </table:table-cell>
          <table:covered-table-cell table:style-name="ce6"/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count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0355" calcext:value-type="float">
            <text:p>14035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242" calcext:value-type="float">
            <text:p>111242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8312" calcext:value-type="float">
            <text:p>138312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8666" calcext:value-type="float">
            <text:p>158666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5664" calcext:value-type="float">
            <text:p>175664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3990" calcext:value-type="float">
            <text:p>213990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89750" calcext:value-type="float">
            <text:p>289750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35442" calcext:value-type="float">
            <text:p>435442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99663" calcext:value-type="float">
            <text:p>699663</text:p>
          </table:table-cell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715839" calcext:value-type="float">
            <text:p>1715839</text:p>
          </table:table-cell>
          <table:table-cell table:number-columns-repeated="7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773106" calcext:value-type="float">
            <text:p>2773106</text:p>
          </table:table-cell>
          <table:table-cell table:number-columns-repeated="7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5444538" calcext:value-type="float">
            <text:p>5444538</text:p>
          </table:table-cell>
          <table:table-cell table:number-columns-repeated="7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0221529" calcext:value-type="float">
            <text:p>10221529</text:p>
          </table:table-cell>
          <table:table-cell table:number-columns-repeated="7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8129702" calcext:value-type="float">
            <text:p>18129702</text:p>
          </table:table-cell>
          <table:table-cell table:number-columns-repeated="7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3436546" calcext:value-type="float">
            <text:p>33436546</text:p>
          </table:table-cell>
          <table:table-cell table:number-columns-repeated="7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68614143" calcext:value-type="float">
            <text:p>68614143</text:p>
          </table:table-cell>
          <table:table-cell table:number-columns-repeated="7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38376170" calcext:value-type="float">
            <text:p>138376170</text:p>
          </table:table-cell>
          <table:table-cell table:number-columns-repeated="7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77397242" calcext:value-type="float">
            <text:p>277397242</text:p>
          </table:table-cell>
          <table:table-cell table:number-columns-repeated="7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562032428" calcext:value-type="float">
            <text:p>562032428</text:p>
          </table:table-cell>
          <table:table-cell table:number-columns-repeated="7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125997667" calcext:value-type="float">
            <text:p>1125997667</text:p>
          </table:table-cell>
          <table:table-cell table:number-columns-repeated="7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253918481" calcext:value-type="float">
            <text:p>2253918481</text:p>
          </table:table-cell>
          <table:table-cell table:number-columns-repeated="7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479883065" calcext:value-type="float">
            <text:p>4479883065</text:p>
          </table:table-cell>
          <table:table-cell table:number-columns-repeated="7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8941896569" calcext:value-type="float">
            <text:p>8941896569</text:p>
          </table:table-cell>
          <table:table-cell table:number-columns-repeated="7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7973652490" calcext:value-type="float">
            <text:p>17973652490</text:p>
          </table:table-cell>
          <table:table-cell table:number-columns-repeated="7"/>
        </table:table-row>
        <table:table-row table:style-name="ro1">
          <table:table-cell table:style-name="ce3" table:number-columns-repeated="2"/>
          <table:table-cell table:number-columns-repeated="7"/>
        </table:table-row>
        <table:table-row table:style-name="ro1">
          <table:table-cell table:style-name="ce4" office:value-type="string" calcext:value-type="string" table:number-columns-spanned="2" table:number-rows-spanned="1">
            <text:p>regEx[n*‘s‘]</text:p>
          </table:table-cell>
          <table:covered-table-cell table:style-name="ce7"/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count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8" calcext:value-type="float">
            <text:p>288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0" calcext:value-type="float">
            <text:p>460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34" calcext:value-type="float">
            <text:p>734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5" calcext:value-type="float">
            <text:p>1315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95" calcext:value-type="float">
            <text:p>2595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676" calcext:value-type="float">
            <text:p>5676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1100" calcext:value-type="float">
            <text:p>11100</text:p>
          </table:table-cell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487" calcext:value-type="float">
            <text:p>25487</text:p>
          </table:table-cell>
          <table:table-cell table:number-columns-repeated="7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5255" calcext:value-type="float">
            <text:p>55255</text:p>
          </table:table-cell>
          <table:table-cell table:number-columns-repeated="7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01542" calcext:value-type="float">
            <text:p>101542</text:p>
          </table:table-cell>
          <table:table-cell table:number-columns-repeated="7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87969" calcext:value-type="float">
            <text:p>187969</text:p>
          </table:table-cell>
          <table:table-cell table:number-columns-repeated="7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48503" calcext:value-type="float">
            <text:p>348503</text:p>
          </table:table-cell>
          <table:table-cell table:number-columns-repeated="7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051754" calcext:value-type="float">
            <text:p>1051754</text:p>
          </table:table-cell>
          <table:table-cell table:number-columns-repeated="7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646772" calcext:value-type="float">
            <text:p>2646772</text:p>
          </table:table-cell>
          <table:table-cell table:number-columns-repeated="7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411185" calcext:value-type="float">
            <text:p>5411185</text:p>
          </table:table-cell>
          <table:table-cell table:number-columns-repeated="7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9789994" calcext:value-type="float">
            <text:p>9789994</text:p>
          </table:table-cell>
          <table:table-cell table:number-columns-repeated="7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8457862" calcext:value-type="float">
            <text:p>18457862</text:p>
          </table:table-cell>
          <table:table-cell table:number-columns-repeated="7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35187956" calcext:value-type="float">
            <text:p>35187956</text:p>
          </table:table-cell>
          <table:table-cell table:number-columns-repeated="7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68496230" calcext:value-type="float">
            <text:p>68496230</text:p>
          </table:table-cell>
          <table:table-cell table:number-columns-repeated="7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36362879" calcext:value-type="float">
            <text:p>136362879</text:p>
          </table:table-cell>
          <table:table-cell table:number-columns-repeated="7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74628034" calcext:value-type="float">
            <text:p>274628034</text:p>
          </table:table-cell>
          <table:table-cell table:number-columns-repeated="7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556763729" calcext:value-type="float">
            <text:p>556763729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 table:number-columns-spanned="9" table:number-rows-spanned="1">
            <text:p>Used processor: i7 2600K/32GB</text:p>
          </table:table-cell>
          <table:covered-table-cell table:style-name="Default"/>
          <table:covered-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5T11:32:19.700349617</dc:date>
    <meta:editing-duration>PT24M25S</meta:editing-duration>
    <meta:editing-cycles>3</meta:editing-cycles>
    <meta:generator>LibreOffice/5.2.7.2$Linux_X86_64 LibreOffice_project/20m0$Build-2</meta:generator>
    <meta:document-statistic meta:table-count="1" meta:cell-count="10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322cm" svg:height="9.138cm" xlink:href=".." xlink:type="simple" chart:class="chart:line" chart:style-name="ch1">
        <chart:legend chart:legend-position="end" svg:x="10.919cm" svg:y="4.27cm" style:legend-expansion="high" chart:style-name="ch2"/>
        <chart:plot-area chart:style-name="ch3" table:cell-range-address="cT.A1:cT.B26" chart:data-source-has-labels="both" svg:x="0.266cm" svg:y="0.182cm" svg:width="10.387cm" svg:height="8.774cm">
          <chartooo:coordinate-region svg:x="2.554cm" svg:y="0.182cm" svg:width="8.099cm" svg:height="7.129cm"/>
          <chart:axis chart:dimension="x" chart:name="primary-x" chart:style-name="ch4" chartooo:axis-type="auto">
            <chartooo:date-scale/>
            <chart:categories table:cell-range-address="cT.A3:cT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T.B3:cT.B26" chart:label-cell-address="cT.B1:cT.B2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unt</text:p>
                <text:list>
                  <text:list-item>
                    <text:p/>
                  </text:list-item>
                  <text:list-item>
                    <text:p> count</text:p>
                  </text:list-item>
                </text:list>
                <draw:g>
                  <svg:desc>cT.B1:cT.B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cT.A3:cT.A26</svg:desc>
                </draw:g>
              </table:table-cell>
              <table:table-cell office:value-type="float" office:value="140355">
                <text:p>140355</text:p>
                <draw:g>
                  <svg:desc>cT.B3:cT.B26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1242">
                <text:p>1112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8312">
                <text:p>1383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58666">
                <text:p>15866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75664">
                <text:p>17566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13990">
                <text:p>21399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89750">
                <text:p>289750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435442">
                <text:p>43544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699663">
                <text:p>69966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715839">
                <text:p>1715839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773106">
                <text:p>2773106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5444538">
                <text:p>5444538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0221529">
                <text:p>10221529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8129702">
                <text:p>18129702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33436546">
                <text:p>33436546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68614143">
                <text:p>68614143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38376170">
                <text:p>138376170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277397242">
                <text:p>277397242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562032428">
                <text:p>562032428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125997667">
                <text:p>1125997667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2253918481">
                <text:p>2253918481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4479883065">
                <text:p>4479883065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8941896569">
                <text:p>8941896569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7973652490">
                <text:p>179736524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401cm" svg:height="9.469cm" xlink:href=".." xlink:type="simple" chart:class="chart:line" chart:style-name="ch1">
        <chart:legend chart:legend-position="end" svg:x="11.104cm" svg:y="4.435cm" style:legend-expansion="high" chart:style-name="ch2"/>
        <chart:plot-area chart:style-name="ch3" table:cell-range-address="cT.A29:cT.B53" chart:data-source-has-labels="both" svg:x="0.268cm" svg:y="0.189cm" svg:width="10.568cm" svg:height="9.091cm">
          <chartooo:coordinate-region svg:x="2.186cm" svg:y="0.189cm" svg:width="8.65cm" svg:height="7.446cm"/>
          <chart:axis chart:dimension="x" chart:name="primary-x" chart:style-name="ch4" chartooo:axis-type="auto">
            <chartooo:date-scale/>
            <chart:categories table:cell-range-address="cT.A30:cT.A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T.B30:cT.B53" chart:label-cell-address="cT.B29:cT.B29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unt</text:p>
                <draw:g>
                  <svg:desc>cT.B29:cT.B29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cT.A30:cT.A53</svg:desc>
                </draw:g>
              </table:table-cell>
              <table:table-cell office:value-type="float" office:value="179">
                <text:p>179</text:p>
                <draw:g>
                  <svg:desc>cT.B30:cT.B53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595">
                <text:p>259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5676">
                <text:p>567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1100">
                <text:p>11100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5487">
                <text:p>2548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55255">
                <text:p>5525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01542">
                <text:p>101542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87969">
                <text:p>187969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348503">
                <text:p>348503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1051754">
                <text:p>1051754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2646772">
                <text:p>2646772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5411185">
                <text:p>5411185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9789994">
                <text:p>9789994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18457862">
                <text:p>18457862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35187956">
                <text:p>35187956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68496230">
                <text:p>68496230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36362879">
                <text:p>136362879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274628034">
                <text:p>274628034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556763729">
                <text:p>5567637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